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Lock.isSessionScop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Lock.refre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Lock.getLockOw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Lock.ClientLock( Node node , RemoteLock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Lock.getLock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Lock.isDee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Lock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Lock.isL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